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2.2602in"/>
    </style:style>
    <style:style style:name="co4" style:family="table-column">
      <style:table-column-properties fo:break-before="auto" style:column-width="2.3071in"/>
    </style:style>
    <style:style style:name="co5" style:family="table-column">
      <style:table-column-properties fo:break-before="auto" style:column-width="4.6346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3.3055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62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2.0354in" fo:break-before="auto" style:use-optimal-row-height="true"/>
    </style:style>
    <style:style style:name="ro6" style:family="table-row">
      <style:table-row-properties style:row-height="0.4917in" fo:break-before="auto" style:use-optimal-row-height="true"/>
    </style:style>
    <style:style style:name="ro7" style:family="table-row">
      <style:table-row-properties style:row-height="1.8909in" fo:break-before="auto" style:use-optimal-row-height="true"/>
    </style:style>
    <style:style style:name="ro8" style:family="table-row">
      <style:table-row-properties style:row-height="0.3366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" style:family="text">
      <style:text-properties fo:font-weight="bold" style:font-weight-complex="bold" fo:font-size="10pt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6" style:family="text">
      <style:text-properties fo:font-size="10pt" style:text-overline-style="none" style:text-overline-color="font-color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8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9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64-OlinuXino_Rev_H_1Gs16M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table:style-name="ce5"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table:style-name="ce5"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\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4" office:value-type="string" calcext:value-type="string">
            <text:p>22R</text:p>
          </table:table-cell>
          <table:table-cell table:style-name="ce4" office:value-type="string" calcext:value-type="string">
            <text:p>R_0402_5MIL_DWS</text:p>
          </table:table-cell>
          <table:table-cell office:value-type="string" calcext:value-type="string">
            <text:p><text:span text:style-name="T1">R3,R4,R18,R19,R33,R63,R65,</text:span></text:p>
            <text:p><text:span text:style-name="T2">R72,</text:span><text:span text:style-name="T3">R73</text:span><text:span text:style-name="T4">,R64,R105,R109,R121,</text:span></text:p>
            <text:p>R122,R123,R125,R126,</text:p>
            <text:p>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58,R89,R91,R92,R110,R107,</text:span></text:p>
            <text:p><text:span text:style-name="T1">R108,R111,</text:span>R112,R113,</text:p>
            <text:p>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402_5MIL_DWS</text:p>
          </table:table-cell>
          <table:table-cell office:value-type="string" calcext:value-type="string">
            <text:p><text:span text:style-name="T1">R20,R24,R31,R37,R40,R42,R52,</text:span></text:p>
            <text:p><text:span text:style-name="T5">R53,R56,R57</text:span><text:span text:style-name="T6">,R76,R79,R83,R85,</text:span></text:p>
            <text:p><text:span text:style-name="T7">R95,R99,R106,</text:span>R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\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table:style-name="ce5" office:value-type="string" calcext:value-type="string">
            <text:p>RA0805_(4X0402)_xx_BIGGERPADS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5" office:value-type="string" calcext:value-type="string">
            <text:p>RA0805_(4X0402)_xx_BIGGERPADS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\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5,C187,C213,C2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</text:p>
          </table:table-cell>
          <table:table-cell table:number-columns-repeated="1020"/>
        </table:table-row>
        <table:table-row table:style-name="ro5">
          <table:table-cell table:style-name="ce1" office:value-type="float" office:value="78" calcext:value-type="float">
            <text:p>78</text:p>
          </table:table-cell>
          <table:table-cell table:style-name="ce4" office:value-type="string" calcext:value-type="string">
            <text:p>100nF/10V/X5R/20%</text:p>
          </table:table-cell>
          <table:table-cell table:style-name="ce4" office:value-type="string" calcext:value-type="string">
            <text:p>C_0402_5MIL_DWS</text:p>
          </table:table-cell>
          <table:table-cell office:value-type="string" calcext:value-type="string">
            <text:p><text:span text:style-name="T1">C1,C2,C3,C4,C6,C7,C8,C9,C11,</text:span></text:p>
            <text:p><text:span text:style-name="T1">C12,C13,C14,C15,C17,C18,C19,</text:span></text:p>
            <text:p><text:span text:style-name="T1">C20,C22,C23,C24,C25,C28,C29,</text:span></text:p>
            <text:p><text:span text:style-name="T1">C30,C31,C32,C33,C34,C39,C45,</text:span></text:p>
            <text:p><text:span text:style-name="T1">C46,C50,C51,C52,C58,C60,C65,</text:span></text:p>
            <text:p><text:span text:style-name="T1">C66,C67,C72,C73,C74,C79,C80,</text:span></text:p>
            <text:p><text:span text:style-name="T8">C81</text:span><text:span text:style-name="T9">,C82,C83,C86,C87,C109,</text:span></text:p>
            <text:p><text:span text:style-name="T9">C110,C115,C117,C123,C127,</text:span></text:p>
            <text:p><text:span text:style-name="T9">C130,C132,C134,C155,C156,</text:span></text:p>
            <text:p><text:span text:style-name="T9">C158,C177,C186,C189,C191,</text:span></text:p>
            <text:p><text:span text:style-name="T9">C195,C197,C199,C200,C203,</text:span></text:p>
            <text:p><text:span text:style-name="T9">C206,C207,C208,C209,C210,</text:span></text:p>
            <text:p><text:span text:style-name="T9">C216,C215,C217</text:span></text:p>
          </table:table-cell>
          <table:table-cell table:number-columns-repeated="102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27,C55,C120,C135,C137,</text:span></text:p>
            <text:p><text:span text:style-name="T1">C142,C160,</text:span>C163,C181,C182,</text:p>
            <text:p>C190,C2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\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1020"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5,C10,C16,C21,C26,C47,C49,</text:span></text:p>
            <text:p><text:span text:style-name="T1">C53,C54,C57,C59,C63,C116,</text:span></text:p>
            <text:p><text:span text:style-name="T1">C121,C122,C124,C125,C126,</text:span></text:p>
            <text:p><text:span text:style-name="T1">C128,C129,C131,C133,C136,</text:span></text:p>
            <text:p><text:span text:style-name="T1">C138,C139,C140,C141,C143,</text:span></text:p>
            <text:p><text:span text:style-name="T1">C144,C145,C146,C147,C148,</text:span></text:p>
            <text:p><text:span text:style-name="T1">C149,C150,C151,C152,C153,</text:span></text:p>
            <text:p><text:span text:style-name="T1">C154,C157,C159,C161,C162,</text:span></text:p>
            <text:p><text:span text:style-name="T1">C164,C165,C166,C167,C168,</text:span></text:p>
            <text:p><text:span text:style-name="T1">C169,C170,C171,C172,C173,</text:span></text:p>
            <text:p>C175,C176,C178,C179,C188,</text:p>
            <text:p>C192,C1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47uF\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</text:p>
            <text:p>C119,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\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</text:p>
            <text:p>(1.5uH\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</text:p>
            <text:p/>
            <text:p>(1.5uH\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UPZ2012E-601-2R0TF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<text:span text:style-name="T1">L2,</text:span>L3,L4,L5,L6,L8,L21,</text:p>
            <text:p>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\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,TVS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\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table:style-name="ce5" office:value-type="string" calcext:value-type="string">
            <text:p>CM7V-T1A(Crystal_Package-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4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5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table:style-name="ce5"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table:style-name="ce5" office:value-type="string" calcext:value-type="string">
            <text:p>FBGA96(HYNIX_SAMSUNG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W25Q128FVSIG</text:p>
          </table:table-cell>
          <table:table-cell table:style-name="ce4" office:value-type="string" calcext:value-type="string">
            <text:p>SO-8_208mil</text:p>
          </table:table-cell>
          <table:table-cell table:style-name="ce4"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P61CN4502MR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5" office:value-type="string" calcext:value-type="string">
            <text:p>USB-MICRO_MISB-SWMM_Past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PWRON1,RES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5V_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HSIC_E1,WP_Enable1</text:p>
          </table:table-cell>
          <table:table-cell table:number-columns-repeated="1020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R/MICIN1,</text:p>
            <text:p>LINEINL/MICIN2,PWR_PC1</text:p>
          </table:table-cell>
          <table:table-cell table:number-columns-repeated="1020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2,C9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4,R48,R61,R21,R23,</text:p>
            <text:p>R67,R6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18,R96,R97,R98,R84,</text:p>
            <text:p/>
            <text:p>R55,R128,R127,R132,R13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2GEUF-B04P)</text:p>
          </table:table-cell>
          <table:table-cell office:value-type="string" calcext:value-type="string">
            <text:p>FBGA153_Pitch-0.5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5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NA(22R)</text:p>
          </table:table-cell>
          <table:table-cell table:style-name="ce4" office:value-type="string" calcext:value-type="string">
            <text:p>R_0402_5MIL_DWS</text:p>
          </table:table-cell>
          <table:table-cell office:value-type="string" calcext:value-type="string">
            <text:p><text:span text:style-name="T1">R54,R68,R15,</text:span><text:span text:style-name="T10">R124</text:span>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,R17,R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.FL-R-SMT-1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3.3nH <text:s text:c="2"/>LQP15MN3N3B02D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.8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/10V/X5R/2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5,C44,C3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\6.3V/1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8,C43,C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10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24">00/00/0000</text:date></text:span></text:p>
        </style:region-right>
      </style:header>
      <style:header-left style:display="false"/>
      <style:header-firs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24">00/00/0000</text:date></text:span></text:p>
        </style:region-right>
      </style:header-first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4T15:31:32.497086265</dc:date>
    <meta:editing-duration>PT2H27M13S</meta:editing-duration>
    <meta:editing-cycles>77</meta:editing-cycles>
    <meta:document-statistic meta:table-count="1" meta:cell-count="472" meta:object-count="0"/>
  </office:meta>
</office:document-meta>
</file>